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mass</text:p>
          </table:table-cell>
          <table:table-cell office:value-type="float" office:value="10">
            <text:p>10</text:p>
          </table:table-cell>
          <table:table-cell office:value-type="string">
            <text:p>height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radius</text:p>
          </table:table-cell>
          <table:table-cell office:value-type="float" office:value="0.025">
            <text:p>0.02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table:formula="of:=[.B1]*[.B2]*[.B2]/2" office:value-type="float" office:value="0.003125">
            <text:p>0.003125</text:p>
          </table:table-cell>
          <table:table-cell table:number-columns-repeated="2"/>
        </table:table-row>
        <table:table-row table:style-name="ro1">
          <table:table-cell office:value-type="string">
            <text:p>x,y</text:p>
          </table:table-cell>
          <table:table-cell table:formula="of:=[.B1]/12*(3*[.B2]*[.B2]+[.D1]*[.D1])" office:value-type="float" office:value="1.8765625">
            <text:p>1.8765625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Lurz</meta:initial-creator>
    <meta:creation-date>2015-11-29T18:22:39</meta:creation-date>
    <dc:date>2015-11-29T20:01:17</dc:date>
    <dc:creator>Joshua Lurz</dc:creator>
    <meta:editing-duration>PT8M8S</meta:editing-duration>
    <meta:editing-cycles>2</meta:editing-cycles>
    <meta:generator>LibreOffice/3.5$Linux_X86_64 LibreOffice_project/350m1$Build-2</meta:generator>
    <meta:document-statistic meta:table-count="3" meta:cell-count="10" meta:object-count="0"/>
  </office:meta>
</office:document-meta>
</file>